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 }," calcext:value-type="string">
            <text:p>"1-1": { "id": 0x0, "name": "And So the Adventure Begins", "timeLimit": 39, "hasGobbos": 1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 }," calcext:value-type="string">
            <text:p>"1-2": { "id": 0x1, "name": "Underground Overground", "timeLimit": 41, "hasGobbos": 1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 }," calcext:value-type="string">
            <text:p>"1-3": { "id": 0x2, "name": "Shoutin’ Lava Lava Lava", "timeLimit": 48, "hasGobbos": 1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 }," calcext:value-type="string">
            <text:p>"1-B1": { "id": 0x3, "name": "Lair of the Feeble", "timeLimit": 0, "hasGobbo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 },&quot;; IF([.E6] = 0; &quot;//time limit needs testing&quot;; &quot;&quot;))" office:value-type="string" office:string-value="&quot;1-S1&quot;: { &quot;id&quot;: 0x4, &quot;name&quot;: &quot;The Curvy Caverns&quot;, &quot;timeLimit&quot;: 85, &quot;hasGobbos&quot;: 0 }," calcext:value-type="string">
            <text:p>"1-S1": { "id": 0x4, "name": "The Curvy Caverns", "timeLimit": 85, "hasGobbo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 }," calcext:value-type="string">
            <text:p>"1-4": { "id": 0x5, "name": "The Tumbling Dantini", "timeLimit": 52, "hasGobbos": 1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 },&quot;; IF([.E8] = 0; &quot;//time limit needs testing&quot;; &quot;&quot;))" office:value-type="string" office:string-value="&quot;1-5&quot;: { &quot;id&quot;: 0x6, &quot;name&quot;: &quot;Cave Fear&quot;, &quot;timeLimit&quot;: 45, &quot;hasGobbos&quot;: 1 }," calcext:value-type="string">
            <text:p>"1-5": { "id": 0x6, "name": "Cave Fear", "timeLimit": 45, "hasGobbos": 1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 },&quot;; IF([.E9] = 0; &quot;//time limit needs testing&quot;; &quot;&quot;))" office:value-type="string" office:string-value="&quot;1-6&quot;: { &quot;id&quot;: 0x7, &quot;name&quot;: &quot;Darkness Descends&quot;, &quot;timeLimit&quot;: 66, &quot;hasGobbos&quot;: 1 }," calcext:value-type="string">
            <text:p>"1-6": { "id": 0x7, "name": "Darkness Descends", "timeLimit": 66, "hasGobbos": 1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 }," calcext:value-type="string">
            <text:p>"1-B2": { "id": 0x8, "name": "Fight Night with Flibby", "timeLimit": 0, "hasGobbo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 }," calcext:value-type="string">
            <text:p>"1-S2": { "id": 0x9, "name": "The Twisty Tunnels", "timeLimit": 65, "hasGobbo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 },&quot;; IF([.E12] = 0; &quot;//time limit needs testing&quot;; &quot;&quot;))" office:value-type="string" office:string-value="&quot;2-1&quot;: { &quot;id&quot;: 0xa, &quot;name&quot;: &quot;The Ice of Life&quot;, &quot;timeLimit&quot;: 66, &quot;hasGobbos&quot;: 1 }," calcext:value-type="string">
            <text:p>"2-1": { "id": 0xa, "name": "The Ice of Life", "timeLimit": 66, "hasGobbos": 1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 }," calcext:value-type="string">
            <text:p>"2-2": { "id": 0xb, "name": "Be Wheely Careful", "timeLimit": 83, "hasGobbos": 1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 },&quot;; IF([.E14] = 0; &quot;//time limit needs testing&quot;; &quot;&quot;))" office:value-type="string" office:string-value="&quot;2-3&quot;: { &quot;id&quot;: 0xc, &quot;name&quot;: &quot;Riot Brrrrr&quot;, &quot;timeLimit&quot;: 92, &quot;hasGobbos&quot;: 1 }," calcext:value-type="string">
            <text:p>"2-3": { "id": 0xc, "name": "Riot Brrrrr", "timeLimit": 92, "hasGobbos": 1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 }," calcext:value-type="string">
            <text:p>"2-B1": { "id": 0xd, "name": "Chumly’s Snow Den", "timeLimit": 0, "hasGobbo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 },&quot;; IF([.E16] = 0; &quot;//time limit needs testing&quot;; &quot;&quot;))" office:value-type="string" office:string-value="&quot;2-S1&quot;: { &quot;id&quot;: 0xe, &quot;name&quot;: &quot;Clouds of Ice&quot;, &quot;timeLimit&quot;: 1, &quot;hasGobbos&quot;: 0 },//time limit needs testing" calcext:value-type="string">
            <text:p>"2-S1": { "id": 0xe, "name": "Clouds of Ice", "timeLimit": 1, "hasGobbos": 0 },//time limit needs testing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 },&quot;; IF([.E17] = 0; &quot;//time limit needs testing&quot;; &quot;&quot;))" office:value-type="string" office:string-value="&quot;2-4&quot;: { &quot;id&quot;: 0xf, &quot;name&quot;: &quot;I Snow Him So Well&quot;, &quot;timeLimit&quot;: 1, &quot;hasGobbos&quot;: 1 },//time limit needs testing" calcext:value-type="string">
            <text:p>"2-4": { "id": 0xf, "name": "I Snow Him So Well", "timeLimit": 1, "hasGobbos": 1 },//time limit needs testing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 },&quot;; IF([.E18] = 0; &quot;//time limit needs testing&quot;; &quot;&quot;))" office:value-type="string" office:string-value="&quot;2-5&quot;: { &quot;id&quot;: 0x10, &quot;name&quot;: &quot;Say No Snow&quot;, &quot;timeLimit&quot;: 1, &quot;hasGobbos&quot;: 1 },//time limit needs testing" calcext:value-type="string">
            <text:p>"2-5": { "id": 0x10, "name": "Say No Snow", "timeLimit": 1, "hasGobbos": 1 },//time limit needs testing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 },&quot;; IF([.E19] = 0; &quot;//time limit needs testing&quot;; &quot;&quot;))" office:value-type="string" office:string-value="&quot;2-6&quot;: { &quot;id&quot;: 0x11, &quot;name&quot;: &quot;License to Chill&quot;, &quot;timeLimit&quot;: 1, &quot;hasGobbos&quot;: 1 },//time limit needs testing" calcext:value-type="string">
            <text:p>"2-6": { "id": 0x11, "name": "License to Chill", "timeLimit": 1, "hasGobbos": 1 },//time limit needs testing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 }," calcext:value-type="string">
            <text:p>"2-B2": { "id": 0x12, "name": "Demon Itsy’s Ice Palace", "timeLimit": 0, "hasGobbo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 },&quot;; IF([.E21] = 0; &quot;//time limit needs testing&quot;; &quot;&quot;))" office:value-type="string" office:string-value="&quot;2-S2&quot;: { &quot;id&quot;: 0x13, &quot;name&quot;: &quot;Ice Bridge to Eternity&quot;, &quot;timeLimit&quot;: 1, &quot;hasGobbos&quot;: 0 },//time limit needs testing" calcext:value-type="string">
            <text:p>"2-S2": { "id": 0x13, "name": "Ice Bridge to Eternity", "timeLimit": 1, "hasGobbos": 0 },//time limit needs testing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 },&quot;; IF([.E22] = 0; &quot;//time limit needs testing&quot;; &quot;&quot;))" office:value-type="string" office:string-value="&quot;3-1&quot;: { &quot;id&quot;: 0x14, &quot;name&quot;: &quot;Lights, Camel, Action!&quot;, &quot;timeLimit&quot;: 1, &quot;hasGobbos&quot;: 1 },//time limit needs testing" calcext:value-type="string">
            <text:p>"3-1": { "id": 0x14, "name": "Lights, Camel, Action!", "timeLimit": 1, "hasGobbos": 1 },//time limit needs testing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 },&quot;; IF([.E23] = 0; &quot;//time limit needs testing&quot;; &quot;&quot;))" office:value-type="string" office:string-value="&quot;3-2&quot;: { &quot;id&quot;: 0x15, &quot;name&quot;: &quot;Mud Pit Mania&quot;, &quot;timeLimit&quot;: 1, &quot;hasGobbos&quot;: 1 },//time limit needs testing" calcext:value-type="string">
            <text:p>"3-2": { "id": 0x15, "name": "Mud Pit Mania", "timeLimit": 1, "hasGobbos": 1 },//time limit needs testing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 },&quot;; IF([.E24] = 0; &quot;//time limit needs testing&quot;; &quot;&quot;))" office:value-type="string" office:string-value="&quot;3-3&quot;: { &quot;id&quot;: 0x16, &quot;name&quot;: &quot;Goin’ Underground&quot;, &quot;timeLimit&quot;: 1, &quot;hasGobbos&quot;: 1 },//time limit needs testing" calcext:value-type="string">
            <text:p>"3-3": { "id": 0x16, "name": "Goin’ Underground", "timeLimit": 1, "hasGobbos": 1 },//time limit needs testing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 }," calcext:value-type="string">
            <text:p>"3-B1": { "id": 0x17, "name": "The Deadly Tank of Neptuna", "timeLimit": 0, "hasGobbo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 },&quot;; IF([.E26] = 0; &quot;//time limit needs testing&quot;; &quot;&quot;))" office:value-type="string" office:string-value="&quot;3-S1&quot;: { &quot;id&quot;: 0x18, &quot;name&quot;: &quot;Arabian Heights&quot;, &quot;timeLimit&quot;: 1, &quot;hasGobbos&quot;: 0 },//time limit needs testing" calcext:value-type="string">
            <text:p>"3-S1": { "id": 0x18, "name": "Arabian Heights", "timeLimit": 1, "hasGobbos": 0 },//time limit needs testing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 },&quot;; IF([.E27] = 0; &quot;//time limit needs testing&quot;; &quot;&quot;))" office:value-type="string" office:string-value="&quot;3-4&quot;: { &quot;id&quot;: 0x19, &quot;name&quot;: &quot;Sand and Freedom&quot;, &quot;timeLimit&quot;: 1, &quot;hasGobbos&quot;: 1 },//time limit needs testing" calcext:value-type="string">
            <text:p>"3-4": { "id": 0x19, "name": "Sand and Freedom", "timeLimit": 1, "hasGobbos": 1 },//time limit needs testing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 },&quot;; IF([.E28] = 0; &quot;//time limit needs testing&quot;; &quot;&quot;))" office:value-type="string" office:string-value="&quot;3-5&quot;: { &quot;id&quot;: 0x1a, &quot;name&quot;: &quot;Leap of Faith&quot;, &quot;timeLimit&quot;: 1, &quot;hasGobbos&quot;: 1 },//time limit needs testing" calcext:value-type="string">
            <text:p>"3-5": { "id": 0x1a, "name": "Leap of Faith", "timeLimit": 1, "hasGobbos": 1 },//time limit needs testing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 },&quot;; IF([.E29] = 0; &quot;//time limit needs testing&quot;; &quot;&quot;))" office:value-type="string" office:string-value="&quot;3-6&quot;: { &quot;id&quot;: 0x1b, &quot;name&quot;: &quot;Life’s a Beach&quot;, &quot;timeLimit&quot;: 1, &quot;hasGobbos&quot;: 1 },//time limit needs testing" calcext:value-type="string">
            <text:p>"3-6": { "id": 0x1b, "name": "Life’s a Beach", "timeLimit": 1, "hasGobbos": 1 },//time limit needs testing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 }," calcext:value-type="string">
            <text:p>"3-B2": { "id": 0x1c, "name": "Cactus Jack’s Ranch", "timeLimit": 0, "hasGobbo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 },&quot;; IF([.E31] = 0; &quot;//time limit needs testing&quot;; &quot;&quot;))" office:value-type="string" office:string-value="&quot;3-S2&quot;: { &quot;id&quot;: 0x1d, &quot;name&quot;: &quot;Defeato Burrito&quot;, &quot;timeLimit&quot;: 1, &quot;hasGobbos&quot;: 0 },//time limit needs testing" calcext:value-type="string">
            <text:p>"3-S2": { "id": 0x1d, "name": "Defeato Burrito", "timeLimit": 1, "hasGobbos": 0 },//time limit needs testing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 },&quot;; IF([.E32] = 0; &quot;//time limit needs testing&quot;; &quot;&quot;))" office:value-type="string" office:string-value="&quot;4-1&quot;: { &quot;id&quot;: 0x1e, &quot;name&quot;: &quot;The Tower of Power&quot;, &quot;timeLimit&quot;: 1, &quot;hasGobbos&quot;: 1 },//time limit needs testing" calcext:value-type="string">
            <text:p>"4-1": { "id": 0x1e, "name": "The Tower of Power", "timeLimit": 1, "hasGobbos": 1 },//time limit needs testing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 },&quot;; IF([.E33] = 0; &quot;//time limit needs testing&quot;; &quot;&quot;))" office:value-type="string" office:string-value="&quot;4-2&quot;: { &quot;id&quot;: 0x1f, &quot;name&quot;: &quot;Hassle in the Castle&quot;, &quot;timeLimit&quot;: 1, &quot;hasGobbos&quot;: 1 },//time limit needs testing" calcext:value-type="string">
            <text:p>"4-2": { "id": 0x1f, "name": "Hassle in the Castle", "timeLimit": 1, "hasGobbos": 1 },//time limit needs testing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 },&quot;; IF([.E34] = 0; &quot;//time limit needs testing&quot;; &quot;&quot;))" office:value-type="string" office:string-value="&quot;4-3&quot;: { &quot;id&quot;: 0x20, &quot;name&quot;: &quot;Dungeon of Defright&quot;, &quot;timeLimit&quot;: 1, &quot;hasGobbos&quot;: 1 },//time limit needs testing" calcext:value-type="string">
            <text:p>"4-3": { "id": 0x20, "name": "Dungeon of Defright", "timeLimit": 1, "hasGobbos": 1 },//time limit needs testing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 }," calcext:value-type="string">
            <text:p>"4-B1": { "id": 0x21, "name": "Fosley’s Freaky Donut", "timeLimit": 0, "hasGobbo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 },&quot;; IF([.E36] = 0; &quot;//time limit needs testing&quot;; &quot;&quot;))" office:value-type="string" office:string-value="&quot;4-S1&quot;: { &quot;id&quot;: 0x22, &quot;name&quot;: &quot;Smash and See&quot;, &quot;timeLimit&quot;: 1, &quot;hasGobbos&quot;: 0 },//time limit needs testing" calcext:value-type="string">
            <text:p>"4-S1": { "id": 0x22, "name": "Smash and See", "timeLimit": 1, "hasGobbos": 0 },//time limit needs testing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 },&quot;; IF([.E37] = 0; &quot;//time limit needs testing&quot;; &quot;&quot;))" office:value-type="string" office:string-value="&quot;4-4&quot;: { &quot;id&quot;: 0x23, &quot;name&quot;: &quot;Ballistic Meg’s Fairway&quot;, &quot;timeLimit&quot;: 1, &quot;hasGobbos&quot;: 1 },//time limit needs testing" calcext:value-type="string">
            <text:p>"4-4": { "id": 0x23, "name": "Ballistic Meg’s Fairway", "timeLimit": 1, "hasGobbos": 1 },//time limit needs testing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 },&quot;; IF([.E38] = 0; &quot;//time limit needs testing&quot;; &quot;&quot;))" office:value-type="string" office:string-value="&quot;4-5&quot;: { &quot;id&quot;: 0x24, &quot;name&quot;: &quot;Swipe Swiftly’s Wicked Ride&quot;, &quot;timeLimit&quot;: 1, &quot;hasGobbos&quot;: 1 },//time limit needs testing" calcext:value-type="string">
            <text:p>"4-5": { "id": 0x24, "name": "Swipe Swiftly’s Wicked Ride", "timeLimit": 1, "hasGobbos": 1 },//time limit needs testing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nd Platform Pete’s La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 },&quot;; IF([.E39] = 0; &quot;//time limit needs testing&quot;; &quot;&quot;))" office:value-type="string" office:string-value="&quot;4-6&quot;: { &quot;id&quot;: 0x25, &quot;name&quot;: &quot;Panic and Platform Pete’s Lair&quot;, &quot;timeLimit&quot;: 1, &quot;hasGobbos&quot;: 1 },//time limit needs testing" calcext:value-type="string">
            <text:p>"4-6": { "id": 0x25, "name": "Panic and Platform Pete’s Lair", "timeLimit": 1, "hasGobbos": 1 },//time limit needs testing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nd Platform Pete’s Lair&quot;," calcext:value-type="string">
            <text:p>0x25: "4-6 - Panic and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 }," calcext:value-type="string">
            <text:p>"4-B2": { "id": 0x26, "name": "Baron Dante’s Funky Inferno", "timeLimit": 0, "hasGobbo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 },&quot;; IF([.E41] = 0; &quot;//time limit needs testing&quot;; &quot;&quot;))" office:value-type="string" office:string-value="&quot;4-S2&quot;: { &quot;id&quot;: 0x27, &quot;name&quot;: &quot;Jailhouse Croc&quot;, &quot;timeLimit&quot;: 1, &quot;hasGobbos&quot;: 0 },//time limit needs testing" calcext:value-type="string">
            <text:p>"4-S2": { "id": 0x27, "name": "Jailhouse Croc", "timeLimit": 1, "hasGobbos": 0 },//time limit needs testing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 },&quot;; IF([.E42] = 0; &quot;//time limit needs testing&quot;; &quot;&quot;))" office:value-type="string" office:string-value="&quot;5-1&quot;: { &quot;id&quot;: 0x28, &quot;name&quot;: &quot;And So the Adventure Returns&quot;, &quot;timeLimit&quot;: 1, &quot;hasGobbos&quot;: 0 },//time limit needs testing" calcext:value-type="string">
            <text:p>"5-1": { "id": 0x28, "name": "And So the Adventure Returns", "timeLimit": 1, "hasGobbos": 0 },//time limit needs testing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 },&quot;; IF([.E43] = 0; &quot;//time limit needs testing&quot;; &quot;&quot;))" office:value-type="string" office:string-value="&quot;5-2&quot;: { &quot;id&quot;: 0x29, &quot;name&quot;: &quot;Diet Brrrrr&quot;, &quot;timeLimit&quot;: 1, &quot;hasGobbos&quot;: 0 },//time limit needs testing" calcext:value-type="string">
            <text:p>"5-2": { "id": 0x29, "name": "Diet Brrrrr", "timeLimit": 1, "hasGobbos": 0 },//time limit needs testing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 },&quot;; IF([.E44] = 0; &quot;//time limit needs testing&quot;; &quot;&quot;))" office:value-type="string" office:string-value="&quot;5-3&quot;: { &quot;id&quot;: 0x2a, &quot;name&quot;: &quot;Trial on the Nile&quot;, &quot;timeLimit&quot;: 1, &quot;hasGobbos&quot;: 0 },//time limit needs testing" calcext:value-type="string">
            <text:p>"5-3": { "id": 0x2a, "name": "Trial on the Nile", "timeLimit": 1, "hasGobbos": 0 },//time limit needs testing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 },&quot;; IF([.E45] = 0; &quot;//time limit needs testing&quot;; &quot;&quot;))" office:value-type="string" office:string-value="&quot;5-4&quot;: { &quot;id&quot;: 0x2b, &quot;name&quot;: &quot;Crox Interactive&quot;, &quot;timeLimit&quot;: 1, &quot;hasGobbos&quot;: 0 },//time limit needs testing" calcext:value-type="string">
            <text:p>"5-4": { "id": 0x2b, "name": "Crox Interactive", "timeLimit": 1, "hasGobbos": 0 },//time limit needs testing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 },&quot;; IF([.E46] = 0; &quot;//time limit needs testing&quot;; &quot;&quot;))" office:value-type="string" office:string-value="&quot;5-B&quot;: { &quot;id&quot;: 0x2c, &quot;name&quot;: &quot;Secret Sentinel&quot;, &quot;timeLimit&quot;: 0, &quot;hasGobbos&quot;: 0 }," calcext:value-type="string">
            <text:p>"5-B": { "id": 0x2c, "name": "Secret Sentinel", "timeLimit": 0, "hasGobbo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00:09:58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14T00:41:11.837000000</dc:date>
    <meta:editing-duration>PT9H24M35S</meta:editing-duration>
    <meta:editing-cycles>18</meta:editing-cycles>
    <meta:generator>LibreOffice/6.3.4.2$Windows_X86_64 LibreOffice_project/60da17e045e08f1793c57c00ba83cdfce946d0aa</meta:generator>
    <meta:document-statistic meta:table-count="1" meta:cell-count="368" meta:object-count="0"/>
  </office:meta>
</office:document-meta>
</file>